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style:font-name="Tahoma" officeooo:rsid="001c6f99" officeooo:paragraph-rsid="001c6f99"/>
    </style:style>
    <style:style style:name="P3" style:family="paragraph" style:parent-style-name="Standard">
      <style:text-properties style:font-name="Tahoma" fo:font-size="12pt" fo:font-weight="normal" officeooo:rsid="002ff78b" officeooo:paragraph-rsid="002ff78b" style:font-size-asian="12pt" style:font-weight-asian="normal" style:font-size-complex="12pt" style:font-weight-complex="normal"/>
    </style:style>
    <style:style style:name="P4" style:family="paragraph" style:parent-style-name="Standard">
      <style:text-properties style:font-name="Tahoma" officeooo:rsid="00353432" officeooo:paragraph-rsid="00353432"/>
    </style:style>
    <style:style style:name="P5" style:family="paragraph" style:parent-style-name="Standard">
      <style:text-properties style:font-name="Tahoma" officeooo:rsid="00362a58" officeooo:paragraph-rsid="00362a58"/>
    </style:style>
    <style:style style:name="P6" style:family="paragraph" style:parent-style-name="Standard">
      <style:text-properties style:font-name="Tahoma" officeooo:rsid="0037c7eb" officeooo:paragraph-rsid="0037c7eb"/>
    </style:style>
    <style:style style:name="P7" style:family="paragraph" style:parent-style-name="Standard">
      <style:text-properties officeooo:rsid="0037c7eb" officeooo:paragraph-rsid="0037c7eb"/>
    </style:style>
    <style:style style:name="P8" style:family="paragraph" style:parent-style-name="Heading_20_2">
      <style:text-properties fo:font-size="16pt" fo:font-weight="normal" officeooo:rsid="00254153" officeooo:paragraph-rsid="00254153" style:font-size-asian="16pt" style:font-weight-asian="normal" style:font-size-complex="16pt" style:font-weight-complex="normal"/>
    </style:style>
    <style:style style:name="P9" style:family="paragraph" style:parent-style-name="Heading_20_1">
      <style:paragraph-properties fo:text-align="center" style:justify-single-word="false"/>
      <style:text-properties fo:font-size="24pt" officeooo:rsid="0033d6ca" officeooo:paragraph-rsid="0033d6ca" style:font-size-asian="24pt" style:font-size-complex="24pt"/>
    </style:style>
    <style:style style:name="T1" style:family="text">
      <style:text-properties officeooo:rsid="003185a4"/>
    </style:style>
    <style:style style:name="T2" style:family="text">
      <style:text-properties officeooo:rsid="00362a58"/>
    </style:style>
    <style:style style:name="T3" style:family="text">
      <style:text-properties officeooo:rsid="0037c7eb"/>
    </style:style>
    <style:style style:name="T4" style:family="text">
      <style:text-properties style:font-name="Tahom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Käyttöohje</text:h>
      <text:p text:style-name="P1"/>
      <text:p text:style-name="P2"/>
      <text:h text:style-name="Heading_20_2" text:outline-level="2">Ohjelman suoritus</text:h>
      <text:p text:style-name="P4">Ohjelma suoritetaan <text:span text:style-name="T2">komentoriviltä menemällä ensiksi kansioon: TiralabraRPS/dist ja antamalla komento “java -jar TiralabraRPS.jar”.</text:span></text:p>
      <text:p text:style-name="P5"><text:span text:style-name="T3">1. ) </text:span>Ohjelma käynnistyy komentoriviin ja pyytää ensiksi valitsemaan <text:span text:style-name="T3">pelimoodin, minkä jälkeen voidaan mahdollisesti valita vaikeustaso. Valinnat tehdään antamalla haluttu numero ja painamalla enter.</text:span></text:p>
      <text:p text:style-name="P6">2. ) Pelin ollessa käynnissä ja pelimoodin ollessa pelaaja vs tekoäly, peliä pelataan kuin normaalia kivi-sakset-paperi-peliä, molemmat puolet valitsevat oman kätensä minkä jälkeen katsotaan tulokset. Kädet valitaan luvuilla 1-3. Peli kestää 50 erää tai kun pelaaja antaa ohjelmalle numeron 0, jolloin peli keskeytetään. Pelaaja voi myös tarkastella tekoälyn sisäistä pisteytysmatriisia antamalla komennon 9. Matriisista voi nähdä miten tekoälyn strategiat pisteytyvät kesken pelin ja kuinka ennalta-arvattava pelaaja on.</text:p>
      <text:p text:style-name="P6">3. ) Pelin lopuksi näytetään tilastoja pelatusta pelistä ja pelaaja palautetaan alkuvalikkoon.</text:p>
      <text:p text:style-name="P6"/>
      <text:p text:style-name="P6">Tekoälyavustettu pelaaminen noudattaa ylläkuvattuja periaatteita, mutta tekoäly kertoo ensiksi minkä käden valitsee, minkä jälkeen tarkoituksena on syöttää vastustajan oma valinta. Testipelaajaa vastaan pelataan kuten normaalia peliä ylläolevien ohjeiden mukaisesti.</text:p>
      <text:p text:style-name="P6"/>
      <text:h text:style-name="Heading_20_2" text:outline-level="2">Komennot</text:h>
      <text:p text:style-name="P7"><text:span text:style-name="T4">Ohjelmaa ohjataan numeroilla 1-3, (käden ja peliasetusten valinta) 9, (näyttää debugin) ja 0 (lopettaa pelin). Muut syötteet hylätään ja pelaajaa pyydetään antamaan syöte uudesta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2-19T23:06:54.813000000</dc:date>
    <meta:editing-duration>P1DT11H31M57S</meta:editing-duration>
    <meta:editing-cycles>9</meta:editing-cycles>
    <meta:generator>LibreOffice/4.2.7.2$Windows_x86 LibreOffice_project/933c0aa564ec4f8883ed5732c866db48dca4dac5</meta:generator>
    <meta:document-statistic meta:table-count="0" meta:image-count="0" meta:object-count="0" meta:page-count="1" meta:paragraph-count="9" meta:word-count="173" meta:character-count="1426" meta:non-whitespace-character-count="1262"/>
  </office:meta>
</office:document-meta>
</file>